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d51"/>
    </style:style>
    <style:style style:name="T1" style:family="text">
      <style:text-properties officeooo:rsid="0019dd51"/>
    </style:style>
    <style:style style:name="T2" style:family="text">
      <style:text-properties fo:font-style="italic" officeooo:rsid="0019dd51" style:font-style-asian="italic" style:font-style-complex="italic"/>
    </style:style>
    <style:style style:name="T3" style:family="text">
      <style:text-properties fo:font-style="normal" officeooo:rsid="0019dd5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<text:span text:style-name="T1">ubuntu</text:span></text:p>
      <text:p text:style-name="Standard"/>
      <text:p text:style-name="Standard">COPY <text:span text:style-name="T1">target</text:span>/Calculator-1.0-SNAPSHOT.jar <text:s/><text:span text:style-name="T2">opt/</text:span><text:span text:style-name="T3">app/app.jar</text:span></text:p>
      <text:p text:style-name="Standard"/>
      <text:p text:style-name="Standard">EXPOSE 8080</text:p>
      <text:p text:style-name="Standard"/>
      <text:p text:style-name="P1">CMD ["Java","-jar", "<text:span text:style-name="T2">opt/</text:span><text:span text:style-name="T3">app/app.jar</text:span>"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6:58:17.756051853</meta:creation-date>
    <dc:date>2022-08-25T18:32:44.189872623</dc:date>
    <meta:editing-duration>PT1H24M16S</meta:editing-duration>
    <meta:editing-cycles>1</meta:editing-cycles>
    <meta:document-statistic meta:table-count="0" meta:image-count="0" meta:object-count="0" meta:page-count="1" meta:paragraph-count="4" meta:word-count="10" meta:character-count="116" meta:non-whitespace-character-count="109"/>
    <meta:generator>LibreOffice/6.4.7.2$Linux_X86_64 LibreOffice_project/40$Build-2</meta:generator>
  </office:meta>
</office:document-meta>
</file>